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635cm"/>
    </style:style>
    <style:style style:name="P2" style:family="paragraph" style:parent-style-name="Standard">
      <style:paragraph-properties style:line-height-at-least="0.635cm"/>
      <style:text-properties fo:color="#000000" style:font-name="Droid Sans Mono" fo:font-size="13.5pt" fo:font-weight="normal" fo:background-color="#fffffe"/>
    </style:style>
    <style:style style:name="P3" style:family="paragraph" style:parent-style-name="Standard">
      <style:paragraph-properties style:line-height-at-least="0.635cm"/>
      <style:text-properties fo:color="#000000" style:font-name="Droid Sans Mono" fo:font-size="18pt" fo:font-weight="normal" officeooo:rsid="0019801c" officeooo:paragraph-rsid="0019801c" fo:background-color="#fffffe" style:font-size-asian="18pt" style:font-size-complex="18pt"/>
    </style:style>
    <style:style style:name="P4" style:family="paragraph" style:parent-style-name="Standard">
      <style:paragraph-properties style:line-height-at-least="0.635cm"/>
      <style:text-properties fo:color="#000000" fo:background-color="#fffffe"/>
    </style:style>
    <style:style style:name="P5" style:family="paragraph" style:parent-style-name="Standard">
      <style:paragraph-properties fo:margin-top="0cm" fo:margin-bottom="0.499cm" loext:contextual-spacing="false" style:line-height-at-least="0.635cm"/>
      <style:text-properties fo:color="#000000" style:font-name="Droid Sans Mono" fo:font-size="13.5pt" fo:font-weight="normal" fo:background-color="#fffffe"/>
    </style:style>
    <style:style style:name="T1" style:family="text">
      <style:text-properties style:font-name="Droid Sans Mono" fo:font-size="13.5pt" fo:font-weight="normal"/>
    </style:style>
    <style:style style:name="T2" style:family="text">
      <style:text-properties fo:color="#0000ff"/>
    </style:style>
    <style:style style:name="T3" style:family="text">
      <style:text-properties fo:color="#0000ff" style:font-name="Droid Sans Mono" fo:font-size="13.5pt" fo:font-weight="normal"/>
    </style:style>
    <style:style style:name="T4" style:family="text">
      <style:text-properties fo:color="#a31515"/>
    </style:style>
    <style:style style:name="T5" style:family="text">
      <style:text-properties fo:color="#a31515" style:font-name="Droid Sans Mono" fo:font-size="13.5pt" fo:font-weight="normal"/>
    </style:style>
    <style:style style:name="T6" style:family="text">
      <style:text-properties fo:color="#008000" style:font-name="Droid Sans Mono" fo:font-size="13.5pt" fo:font-weight="normal"/>
    </style:style>
    <style:style style:name="T7" style:family="text">
      <style:text-properties fo:color="#09885a" style:font-name="Droid Sans Mono" fo:font-size="13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Checking a node is bst or not</text:span></text:p>
      <text:p text:style-name="P2"><text:span text:style-name="T2"/></text:p>
      <text:p text:style-name="P2"><text:span text:style-name="T2"/></text:p>
      <text:p text:style-name="P2"><text:span text:style-name="T2">#include&lt;</text:span><text:span text:style-name="T4">bits/stdc++.h</text:span><text:span text:style-name="T2">&gt;</text:span></text:p>
      <text:p text:style-name="P2"><text:span text:style-name="T2">using</text:span> <text:span text:style-name="T2">namespace</text:span> std;</text:p>
      <text:p text:style-name="P1"/>
      <text:p text:style-name="P2"><text:span text:style-name="T2">class</text:span> tree{</text:p>
      <text:p text:style-name="P4">    <text:span text:style-name="T3">public</text:span><text:span text:style-name="T1">:</text:span></text:p>
      <text:p text:style-name="P4">    <text:span text:style-name="T3">int</text:span><text:span text:style-name="T1"> d;</text:span></text:p>
      <text:p text:style-name="P4">    <text:span text:style-name="T1">tree* left;</text:span></text:p>
      <text:p text:style-name="P4">    <text:span text:style-name="T1">tree* right;</text:span></text:p>
      <text:p text:style-name="P4">    <text:span text:style-name="T1">tree(</text:span><text:span text:style-name="T3">int</text:span><text:span text:style-name="T1"> val){</text:span></text:p>
      <text:p text:style-name="P4">        <text:span text:style-name="T1">d=val;</text:span></text:p>
      <text:p text:style-name="P4">        <text:span text:style-name="T1">left=NULL;</text:span></text:p>
      <text:p text:style-name="P4">        <text:span text:style-name="T1">right=NULL;</text:span></text:p>
      <text:p text:style-name="P4">    <text:span text:style-name="T1">}</text:span></text:p>
      <text:p text:style-name="P2">};</text:p>
      <text:p text:style-name="P1"/>
      <text:p text:style-name="P2"><text:span text:style-name="T2">void</text:span> insert(tree* root ,<text:span text:style-name="T2">int</text:span> r_ot,<text:span text:style-name="T2">char</text:span> c, <text:span text:style-name="T2">int</text:span> data){</text:p>
      <text:p text:style-name="P4">    <text:span text:style-name="T3">if</text:span><text:span text:style-name="T1">(root==NULL) </text:span><text:span text:style-name="T3">return</text:span><text:span text:style-name="T1">;</text:span></text:p>
      <text:p text:style-name="P4">    </text:p>
      <text:p text:style-name="P4">    <text:span text:style-name="T3">if</text:span><text:span text:style-name="T1">( root-&gt;d== r_ot){</text:span></text:p>
      <text:p text:style-name="P4">        <text:span text:style-name="T3">if</text:span><text:span text:style-name="T1">(c==</text:span><text:span text:style-name="T5">'L'</text:span><text:span text:style-name="T1">){</text:span></text:p>
      <text:p text:style-name="P4">            <text:span text:style-name="T1">root-&gt;left = </text:span><text:span text:style-name="T3">new</text:span><text:span text:style-name="T1"> tree(data);</text:span></text:p>
      <text:p text:style-name="P4">            <text:span text:style-name="T6">//cout&lt;&lt;"L"&lt;&lt;endl;</text:span></text:p>
      <text:p text:style-name="P4">    </text:p>
      <text:p text:style-name="P4">        <text:span text:style-name="T1">}</text:span></text:p>
      <text:p text:style-name="P4">        <text:span text:style-name="T3">else</text:span><text:span text:style-name="T1">{</text:span></text:p>
      <text:p text:style-name="P4">            <text:span text:style-name="T1">root-&gt;right= </text:span><text:span text:style-name="T3">new</text:span><text:span text:style-name="T1"> tree(data);</text:span></text:p>
      <text:p text:style-name="P4">            <text:span text:style-name="T6">//cout&lt;&lt;"R"&lt;&lt;endl;</text:span></text:p>
      <text:p text:style-name="P4">        <text:span text:style-name="T1">}</text:span></text:p>
      <text:p text:style-name="P4">    <text:span text:style-name="T1">}</text:span></text:p>
      <text:p text:style-name="P4">    <text:span text:style-name="T3">else</text:span><text:span text:style-name="T1">{</text:span></text:p>
      <text:p text:style-name="P4">        <text:span text:style-name="T6">//cout&lt;&lt;3&lt;&lt;endl;</text:span></text:p>
      <text:p text:style-name="P4">        <text:span text:style-name="T1">insert(root-&gt;left,r_ot, c, data);</text:span></text:p>
      <text:p text:style-name="P4">        <text:span text:style-name="T1">insert(root-&gt;right,r_ot,c,data);</text:span></text:p>
      <text:p text:style-name="P4">    </text:p>
      <text:p text:style-name="P4">    <text:span text:style-name="T1">}</text:span></text:p>
      <text:p text:style-name="P4">    </text:p>
      <text:p text:style-name="P4">    </text:p>
      <text:p text:style-name="P2"><text:soft-page-break/>}</text:p>
      <text:p text:style-name="P1"/>
      <text:p text:style-name="P2"><text:span text:style-name="T2">void</text:span> inorder_travese(tree* root, vector&lt;<text:span text:style-name="T2">int</text:span>&gt;&amp;st ){</text:p>
      <text:p text:style-name="P4">    <text:span text:style-name="T3">if</text:span><text:span text:style-name="T1">(root==NULL){</text:span></text:p>
      <text:p text:style-name="P4">        <text:span text:style-name="T3">return</text:span><text:span text:style-name="T1"> ;</text:span></text:p>
      <text:p text:style-name="P4">    <text:span text:style-name="T1">}</text:span></text:p>
      <text:p text:style-name="P4">    <text:span text:style-name="T1">inorder_travese(root-&gt;left,st);</text:span></text:p>
      <text:p text:style-name="P4">    <text:span text:style-name="T1">st.push_back(root-&gt;d);</text:span></text:p>
      <text:p text:style-name="P4">    <text:span text:style-name="T1">inorder_travese(root-&gt;right,st);</text:span></text:p>
      <text:p text:style-name="P4">    <text:span text:style-name="T3">return</text:span><text:span text:style-name="T1"> ;</text:span></text:p>
      <text:p text:style-name="P2">}</text:p>
      <text:p text:style-name="P5"><text:line-break/><text:line-break/><text:line-break/></text:p>
      <text:p text:style-name="P2"><text:span text:style-name="T2">bool</text:span> bstU(tree* node){</text:p>
      <text:p text:style-name="P4">    <text:span text:style-name="T1">vector&lt;</text:span><text:span text:style-name="T3">int</text:span><text:span text:style-name="T1">&gt;st;</text:span></text:p>
      <text:p text:style-name="P4">    <text:span text:style-name="T1">inorder_travese(node,st);</text:span></text:p>
      <text:p text:style-name="P4">    <text:span text:style-name="T3">if</text:span><text:span text:style-name="T1">(std::is_sorted(begin(st),end(st))) </text:span><text:span text:style-name="T3">return</text:span><text:span text:style-name="T1"> </text:span><text:span text:style-name="T3">true</text:span><text:span text:style-name="T1">;</text:span></text:p>
      <text:p text:style-name="P4">    <text:span text:style-name="T3">else</text:span><text:span text:style-name="T1">{</text:span></text:p>
      <text:p text:style-name="P4">        <text:span text:style-name="T3">return</text:span><text:span text:style-name="T1"> </text:span><text:span text:style-name="T3">false</text:span><text:span text:style-name="T1">;</text:span></text:p>
      <text:p text:style-name="P4">    <text:span text:style-name="T1">}   </text:span></text:p>
      <text:p text:style-name="P2">}</text:p>
      <text:p text:style-name="P1"/>
      <text:p text:style-name="P2"><text:span text:style-name="T2">int</text:span> main(){</text:p>
      <text:p text:style-name="P4">    <text:span text:style-name="T3">int</text:span><text:span text:style-name="T1"> n;</text:span></text:p>
      <text:p text:style-name="P4">    <text:span text:style-name="T1">cin&gt;&gt;n;</text:span></text:p>
      <text:p text:style-name="P4">    <text:span text:style-name="T3">int</text:span><text:span text:style-name="T1"> first_ele;</text:span></text:p>
      <text:p text:style-name="P4">    <text:span text:style-name="T1">cin&gt;&gt;first_ele;</text:span></text:p>
      <text:p text:style-name="P4">    <text:span text:style-name="T1">tree* root=</text:span><text:span text:style-name="T3">new</text:span><text:span text:style-name="T1"> tree(first_ele);</text:span></text:p>
      <text:p text:style-name="P4">    <text:span text:style-name="T3">char</text:span><text:span text:style-name="T1"> f_c;</text:span></text:p>
      <text:p text:style-name="P4">    <text:span text:style-name="T3">int</text:span><text:span text:style-name="T1"> f_d;</text:span></text:p>
      <text:p text:style-name="P4">    <text:span text:style-name="T1">cin&gt;&gt;f_d;</text:span></text:p>
      <text:p text:style-name="P4">    </text:p>
      <text:p text:style-name="P4">    <text:span text:style-name="T1">cin&gt;&gt;f_c;</text:span></text:p>
      <text:p text:style-name="P4">    <text:span text:style-name="T1">insert(root,first_ele,f_c,f_d);</text:span></text:p>
      <text:p text:style-name="P4">    <text:span text:style-name="T1">n--;</text:span></text:p>
      <text:p text:style-name="P4">    </text:p>
      <text:p text:style-name="P1"/>
      <text:p text:style-name="P4"><text:soft-page-break/>    <text:span text:style-name="T3">while</text:span><text:span text:style-name="T1">(n--){</text:span></text:p>
      <text:p text:style-name="P4">        <text:span text:style-name="T3">int</text:span><text:span text:style-name="T1"> r_ot;</text:span></text:p>
      <text:p text:style-name="P4">        <text:span text:style-name="T1">cin&gt;&gt;r_ot;</text:span></text:p>
      <text:p text:style-name="P4">        <text:span text:style-name="T3">int</text:span><text:span text:style-name="T1"> data;</text:span></text:p>
      <text:p text:style-name="P4">        <text:span text:style-name="T1">cin&gt;&gt;data;</text:span></text:p>
      <text:p text:style-name="P4">        <text:span text:style-name="T3">char</text:span><text:span text:style-name="T1"> c;</text:span></text:p>
      <text:p text:style-name="P4">        <text:span text:style-name="T1">cin&gt;&gt;c;</text:span></text:p>
      <text:p text:style-name="P4">        <text:span text:style-name="T1">insert(root,r_ot,c,data);</text:span></text:p>
      <text:p text:style-name="P4">    <text:span text:style-name="T1">}</text:span></text:p>
      <text:p text:style-name="P4">    <text:span text:style-name="T6">//inorder_travese(root);</text:span></text:p>
      <text:p text:style-name="P4">    </text:p>
      <text:p text:style-name="P4">    </text:p>
      <text:p text:style-name="P4">    </text:p>
      <text:p text:style-name="P4">    <text:span text:style-name="T3">if</text:span><text:span text:style-name="T1">(bstU(root)) cout&lt;&lt;</text:span><text:span text:style-name="T7">0</text:span><text:span text:style-name="T1">&lt;&lt;endl;</text:span></text:p>
      <text:p text:style-name="P4">    <text:span text:style-name="T3">else</text:span><text:span text:style-name="T1"> cout&lt;&lt;</text:span><text:span text:style-name="T7">1</text:span><text:span text:style-name="T1">&lt;&lt;endl;</text:span></text:p>
      <text:p text:style-name="P4">    </text:p>
      <text:p text:style-name="P4">    </text:p>
      <text:p text:style-name="P1"/>
      <text:p text:style-name="P2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30T01:06:52.170568802</meta:creation-date>
    <dc:date>2021-10-30T01:08:17.825688524</dc:date>
    <meta:editing-duration>PT1M38S</meta:editing-duration>
    <meta:editing-cycles>1</meta:editing-cycles>
    <meta:document-statistic meta:table-count="0" meta:image-count="0" meta:object-count="0" meta:page-count="3" meta:paragraph-count="87" meta:word-count="129" meta:character-count="1476" meta:non-whitespace-character-count="1017"/>
    <meta:generator>LibreOffice/6.0.7.3$Linux_X86_64 LibreOffice_project/00m0$Build-3</meta:generator>
  </office:meta>
</office:document-meta>
</file>